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style:min-row-height="0.2313in"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4" style:family="table-row">
      <style:table-row-properties fo:background-color="transparent" fo:keep-together="auto">
        <style:background-image/>
      </style:table-row-properties>
    </style:style>
    <style:style style:name="Tabla1.A4"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5" style:family="table-row">
      <style:table-row-properties fo:background-color="transparent" fo:keep-together="auto">
        <style:background-image/>
      </style:table-row-properties>
    </style:style>
    <style:style style:name="Tabla1.A5"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a7b4e"/>
    </style:style>
    <style:style style:name="P5" style:family="paragraph" style:parent-style-name="Table_20_Contents">
      <style:paragraph-properties fo:text-align="center" style:justify-single-word="false"/>
      <style:text-properties officeooo:paragraph-rsid="0291cadc"/>
    </style:style>
    <style:style style:name="P6" style:family="paragraph" style:parent-style-name="Table_20_Contents">
      <style:paragraph-properties fo:text-align="center" style:justify-single-word="false"/>
      <style:text-properties officeooo:paragraph-rsid="028ef931"/>
    </style:style>
    <style:style style:name="P7"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8"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9"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0"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1"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2"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a6c069" officeooo:paragraph-rsid="02a6c069"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2a5e491" officeooo:paragraph-rsid="02a5e491"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officeooo:rsid="0291cadc" officeooo:paragraph-rsid="0291cadc" style:font-size-asian="12pt" style:font-size-complex="12pt"/>
    </style:style>
    <style:style style:name="P26" style:family="paragraph" style:parent-style-name="Table_20_Contents">
      <style:paragraph-properties fo:text-align="center" style:justify-single-word="false"/>
      <style:text-properties style:font-name="FreeSans" fo:font-size="12pt" officeooo:rsid="02a0bc6c" officeooo:paragraph-rsid="02a0bc6c" style:font-size-asian="12pt" style:font-size-complex="12pt"/>
    </style:style>
    <style:style style:name="P27" style:family="paragraph" style:parent-style-name="Footer">
      <style:text-properties fo:font-size="2pt" style:font-size-asian="1.75pt" style:font-size-complex="2pt"/>
    </style:style>
    <style:style style:name="P28"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29"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30" style:family="paragraph" style:parent-style-name="Standard">
      <style:paragraph-properties fo:line-height="115%"/>
      <style:text-properties style:font-name="FreeSans" fo:font-size="15pt" fo:letter-spacing="0.0138in" officeooo:rsid="0284292e" officeooo:paragraph-rsid="0284292e" style:font-size-asian="13.1000003814697pt" style:font-size-complex="15pt"/>
    </style:style>
    <style:style style:name="P31"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2"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33"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34"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138in" fo:font-weight="bold" officeooo:rsid="00300de9" officeooo:paragraph-rsid="0246d908" style:font-size-asian="13.1000003814697pt" style:font-weight-asian="bold" style:font-size-complex="15pt" style:font-weight-complex="bold"/>
    </style:style>
    <style:style style:name="P43"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44" style:family="paragraph" style:parent-style-name="Standard">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45" style:family="paragraph" style:parent-style-name="Standard">
      <style:paragraph-properties fo:line-height="150%"/>
      <style:text-properties style:use-window-font-color="true" style:font-name="FreeSans" fo:font-size="14pt" fo:letter-spacing="0.0138in" fo:font-weight="normal" officeooo:rsid="02565a00" officeooo:paragraph-rsid="0255130f" style:font-size-asian="14pt" style:font-weight-asian="normal" style:font-size-complex="14pt" style:font-weight-complex="normal"/>
    </style:style>
    <style:style style:name="P46" style:family="paragraph" style:parent-style-name="Standard">
      <style:paragraph-properties fo:line-height="115%"/>
      <style:text-properties style:use-window-font-color="true" style:font-name="FreeSans" fo:font-size="14pt" fo:letter-spacing="0.0138in" fo:font-weight="bold" officeooo:rsid="00300de9" officeooo:paragraph-rsid="0246d908" style:font-size-asian="14pt" style:font-weight-asian="bold" style:font-size-complex="14pt" style:font-weight-complex="bold"/>
    </style:style>
    <style:style style:name="P4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8"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49" style:family="paragraph" style:parent-style-name="Standard">
      <style:paragraph-properties fo:line-height="200%" fo:text-align="center" style:justify-single-word="false"/>
      <style:text-properties fo:letter-spacing="0.0138in" officeooo:rsid="0017e0f6" officeooo:paragraph-rsid="0066a7cb"/>
    </style:style>
    <style:style style:name="P50" style:family="paragraph" style:parent-style-name="Standard">
      <style:paragraph-properties fo:line-height="130%" fo:text-align="end" style:justify-single-word="false"/>
      <style:text-properties officeooo:paragraph-rsid="0066a7cb"/>
    </style:style>
    <style:style style:name="P51" style:family="paragraph" style:parent-style-name="Standard">
      <style:paragraph-properties fo:line-height="115%"/>
      <style:text-properties officeooo:paragraph-rsid="0233d695"/>
    </style:style>
    <style:style style:name="P52" style:family="paragraph" style:parent-style-name="Standard">
      <style:paragraph-properties fo:line-height="150%" fo:text-align="justify" style:justify-single-word="false"/>
      <style:text-properties officeooo:paragraph-rsid="02a6cb11"/>
    </style:style>
    <style:style style:name="P53"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4"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5" style:family="paragraph" style:parent-style-name="Standard">
      <style:paragraph-properties fo:line-height="150%" fo:break-before="page"/>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56"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57"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59"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61"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2"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3" style:family="paragraph" style:parent-style-name="Default">
      <style:paragraph-properties fo:line-height="115%"/>
      <style:text-properties officeooo:paragraph-rsid="0057b88c"/>
    </style:style>
    <style:style style:name="P64"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5"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6" style:family="paragraph" style:parent-style-name="Standard" style:list-style-name="L1">
      <style:paragraph-properties fo:line-height="115%"/>
      <style:text-properties officeooo:paragraph-rsid="0284292e"/>
    </style:style>
    <style:style style:name="P67" style:family="paragraph" style:parent-style-name="Standard" style:list-style-name="L5">
      <style:paragraph-properties fo:line-height="150%"/>
      <style:text-properties style:use-window-font-color="true" style:font-name="FreeSans" fo:font-size="14pt" fo:letter-spacing="0.0138in" fo:font-weight="normal" officeooo:rsid="02a0bc6c" officeooo:paragraph-rsid="02a0bc6c" style:font-size-asian="14pt" style:font-weight-asian="normal" style:font-size-complex="14pt" style:font-weight-complex="normal"/>
    </style:style>
    <style:style style:name="P68" style:family="paragraph" style:parent-style-name="Standard" style:list-style-name="L5">
      <style:paragraph-properties fo:line-height="150%"/>
      <style:text-properties style:use-window-font-color="true" style:font-name="FreeSans" fo:font-size="14pt" fo:letter-spacing="0.0138in" fo:font-weight="normal" officeooo:rsid="02ab26d7" officeooo:paragraph-rsid="02ab26d7" style:font-size-asian="14pt" style:font-weight-asian="normal" style:font-size-complex="14pt" style:font-weight-complex="normal"/>
    </style:style>
    <style:style style:name="P69"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70"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71"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2" style:family="paragraph">
      <loext:graphic-properties draw:fill-color="#2c3756"/>
    </style:style>
    <style:style style:name="P73"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4"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5"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24f4c0e" style:font-size-asian="14pt" style:font-size-complex="14pt"/>
    </style:style>
    <style:style style:name="T11" style:family="text">
      <style:text-properties style:use-window-font-color="true" style:font-name="FreeSans" fo:font-size="14pt" fo:letter-spacing="0.0138in" fo:font-weight="normal" officeooo:rsid="0284292e" style:font-size-asian="14pt" style:font-weight-asian="normal" style:font-size-complex="14pt" style:font-weight-complex="normal"/>
    </style:style>
    <style:style style:name="T12" style:family="text">
      <style:text-properties style:use-window-font-color="true" style:font-name="FreeSans" fo:font-size="14pt" fo:letter-spacing="0.0138in" fo:font-weight="normal" officeooo:rsid="02a0bc6c" style:font-size-asian="14pt" style:font-weight-asian="normal" style:font-size-complex="14pt" style:font-weight-complex="normal"/>
    </style:style>
    <style:style style:name="T13" style:family="text">
      <style:text-properties style:use-window-font-color="true" style:font-name="FreeSans" fo:font-size="14pt" fo:letter-spacing="0.0138in" fo:font-weight="normal" officeooo:rsid="02a6cb11" style:font-size-asian="14pt" style:font-weight-asian="normal" style:font-size-complex="14pt" style:font-weight-complex="normal"/>
    </style:style>
    <style:style style:name="T14" style:family="text">
      <style:text-properties style:use-window-font-color="true" style:font-name="FreeSans" fo:font-size="14pt" fo:letter-spacing="0.0138in" fo:font-weight="normal" officeooo:rsid="02a88442" style:font-size-asian="14pt" style:font-weight-asian="normal" style:font-size-complex="14pt" style:font-weight-complex="normal"/>
    </style:style>
    <style:style style:name="T15" style:family="text">
      <style:text-properties style:use-window-font-color="true" style:font-name="FreeSans"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6" style:family="text">
      <style:text-properties style:use-window-font-color="true" style:font-name="FreeSans"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7" style:family="text">
      <style:text-properties style:use-window-font-color="true" style:font-name="FreeSans"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18" style:family="text">
      <style:text-properties style:use-window-font-color="true" style:font-name="FreeSans" fo:font-size="14pt" fo:letter-spacing="0.0138in" fo:font-style="normal" fo:font-weight="normal" officeooo:rsid="02a1db65" style:font-size-asian="14pt" style:font-style-asian="normal" style:font-weight-asian="normal" style:font-size-complex="14pt" style:font-style-complex="normal" style:font-weight-complex="normal"/>
    </style:style>
    <style:style style:name="T19" style:family="text">
      <style:text-properties style:use-window-font-color="true" style:font-name="FreeSans" fo:font-size="14pt" fo:letter-spacing="0.0138in" fo:font-style="normal" fo:font-weight="normal" officeooo:rsid="02a3841e" style:font-size-asian="14pt" style:font-style-asian="normal" style:font-weight-asian="normal" style:font-size-complex="14pt" style:font-style-complex="normal" style:font-weight-complex="normal"/>
    </style:style>
    <style:style style:name="T20" style:family="text">
      <style:text-properties style:use-window-font-color="true" style:font-name="FreeSans" fo:font-size="14pt" fo:letter-spacing="0.0138in" fo:font-style="normal" fo:font-weight="normal" officeooo:rsid="02a92fc5" style:font-size-asian="14pt" style:font-style-asian="normal" style:font-weight-asian="normal" style:font-size-complex="14pt" style:font-style-complex="normal" style:font-weight-complex="normal"/>
    </style:style>
    <style:style style:name="T21" style:family="text">
      <style:text-properties style:use-window-font-color="true" style:font-name="FreeSans"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2" style:family="text">
      <style:text-properties style:use-window-font-color="true" style:text-position="super 58%" officeooo:rsid="00f30495"/>
    </style:style>
    <style:style style:name="T23" style:family="text">
      <style:text-properties style:use-window-font-color="true" style:text-position="0% 100%"/>
    </style:style>
    <style:style style:name="T24" style:family="text">
      <style:text-properties style:use-window-font-color="true" style:text-position="0% 100%" officeooo:rsid="00f30495"/>
    </style:style>
    <style:style style:name="T25" style:family="text">
      <style:text-properties style:use-window-font-color="true" style:text-position="0% 100%" officeooo:rsid="00f31a41"/>
    </style:style>
    <style:style style:name="T26" style:family="text">
      <style:text-properties style:use-window-font-color="true" style:text-position="0% 100%" officeooo:rsid="00f4fbe0"/>
    </style:style>
    <style:style style:name="T27" style:family="text">
      <style:text-properties style:use-window-font-color="true" style:text-position="0% 100%" officeooo:rsid="00f5fb1a"/>
    </style:style>
    <style:style style:name="T28" style:family="text">
      <style:text-properties style:use-window-font-color="true" style:text-position="0% 100%" officeooo:rsid="00fe3a74"/>
    </style:style>
    <style:style style:name="T29" style:family="text">
      <style:text-properties style:use-window-font-color="true" style:text-position="0% 100%" officeooo:rsid="010020a8"/>
    </style:style>
    <style:style style:name="T30" style:family="text">
      <style:text-properties style:use-window-font-color="true" style:text-position="0% 100%" officeooo:rsid="01018069"/>
    </style:style>
    <style:style style:name="T31" style:family="text">
      <style:text-properties style:use-window-font-color="true" style:text-position="0% 100%" officeooo:rsid="01065bc6"/>
    </style:style>
    <style:style style:name="T32" style:family="text">
      <style:text-properties style:use-window-font-color="true" style:text-position="0% 100%" officeooo:rsid="0107e43f"/>
    </style:style>
    <style:style style:name="T33" style:family="text">
      <style:text-properties style:use-window-font-color="true" style:text-position="0% 100%" officeooo:rsid="01098425"/>
    </style:style>
    <style:style style:name="T34" style:family="text">
      <style:text-properties style:use-window-font-color="true" style:text-position="0% 100%" officeooo:rsid="010a657f"/>
    </style:style>
    <style:style style:name="T35" style:family="text">
      <style:text-properties style:use-window-font-color="true" style:text-position="0% 100%" officeooo:rsid="0110eddf"/>
    </style:style>
    <style:style style:name="T36" style:family="text">
      <style:text-properties style:use-window-font-color="true" style:text-position="0% 100%" officeooo:rsid="007a0b5a"/>
    </style:style>
    <style:style style:name="T37" style:family="text">
      <style:text-properties style:use-window-font-color="true" style:text-position="0% 100%" officeooo:rsid="007fadf1"/>
    </style:style>
    <style:style style:name="T38" style:family="text">
      <style:text-properties style:use-window-font-color="true" style:text-position="0% 100%" style:font-name="FreeSans" fo:font-size="12pt" fo:font-weight="normal" officeooo:rsid="028a7b4e" style:font-size-asian="12pt" style:font-weight-asian="normal" style:font-size-complex="12pt" style:font-weight-complex="normal"/>
    </style:style>
    <style:style style:name="T39" style:family="text">
      <style:text-properties style:use-window-font-color="true" style:text-position="0% 100%" style:font-name="FreeSans" fo:font-size="12pt" fo:font-weight="normal" officeooo:rsid="028be744" style:font-size-asian="12pt" style:font-weight-asian="normal" style:font-size-complex="12pt" style:font-weight-complex="normal"/>
    </style:style>
    <style:style style:name="T40" style:family="text">
      <style:text-properties style:use-window-font-color="true" style:text-position="0% 100%" style:font-name="FreeSans" fo:font-size="12pt" fo:font-weight="normal" officeooo:rsid="02a0bc6c" style:font-size-asian="12pt" style:font-weight-asian="normal" style:font-size-complex="12pt" style:font-weight-complex="normal"/>
    </style:style>
    <style:style style:name="T41" style:family="text">
      <style:text-properties style:use-window-font-color="true" style:text-position="0% 100%" style:font-name="FreeSans" fo:font-size="12pt" fo:font-weight="normal" officeooo:rsid="028ef931" style:font-size-asian="12pt" style:font-weight-asian="normal" style:font-size-complex="12pt" style:font-weight-complex="normal"/>
    </style:style>
    <style:style style:name="T42" style:family="text">
      <style:text-properties style:use-window-font-color="true" style:text-position="0% 100%" style:font-name="FreeSans" fo:font-size="12pt" fo:font-weight="normal" officeooo:rsid="02a5e491" style:font-size-asian="12pt" style:font-weight-asian="normal" style:font-size-complex="12pt"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68b0c7"/>
    </style:style>
    <style:style style:name="T45" style:family="text">
      <style:text-properties officeooo:rsid="006f7973"/>
    </style:style>
    <style:style style:name="T46" style:family="text">
      <style:text-properties officeooo:rsid="00b9f5d7"/>
    </style:style>
    <style:style style:name="T47" style:family="text">
      <style:text-properties officeooo:rsid="00bb7015"/>
    </style:style>
    <style:style style:name="T48" style:family="text">
      <style:text-properties fo:color="#405e01" style:text-position="super 58%" officeooo:rsid="00f30495"/>
    </style:style>
    <style:style style:name="T49" style:family="text">
      <style:text-properties fo:color="#405e01" style:text-position="super 58%" officeooo:rsid="010a657f"/>
    </style:style>
    <style:style style:name="T50" style:family="text">
      <style:text-properties fo:color="#2c3756" fo:font-style="italic" style:font-style-asian="italic" style:font-style-complex="italic"/>
    </style:style>
    <style:style style:name="T51" style:family="text">
      <style:text-properties fo:color="#2c3756" fo:font-style="italic" officeooo:rsid="00532285" style:font-style-asian="italic" style:font-style-complex="italic"/>
    </style:style>
    <style:style style:name="T52"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3" style:family="text">
      <style:text-properties fo:color="#2c3756" style:text-outline="true" style:font-name="Lora" fo:font-size="18pt" fo:letter-spacing="0.0417in" fo:font-style="italic" fo:text-shadow="none" fo:font-weight="bold" officeooo:rsid="02a44b4d" style:font-size-asian="18pt" style:font-style-asian="italic" style:font-weight-asian="bold" style:font-size-complex="18pt" style:font-style-complex="italic" style:font-weight-complex="bold"/>
    </style:style>
    <style:style style:name="T54"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5" style:family="text">
      <style:text-properties fo:color="#2c3756" style:text-outline="true" style:font-name="Lora" fo:font-size="18pt" fo:letter-spacing="0.0417in" fo:font-style="normal" fo:text-shadow="none" fo:font-weight="bold" officeooo:rsid="02a44b4d" style:font-size-asian="18pt" style:font-style-asian="normal" style:font-weight-asian="bold" style:font-size-complex="18pt" style:font-style-complex="normal" style:font-weight-complex="bold"/>
    </style:style>
    <style:style style:name="T56" style:family="text">
      <style:text-properties officeooo:rsid="022a252b"/>
    </style:style>
    <style:style style:name="T57" style:family="text">
      <style:text-properties officeooo:rsid="0173b39a"/>
    </style:style>
    <style:style style:name="T58" style:family="text">
      <style:text-properties officeooo:rsid="006c620d"/>
    </style:style>
    <style:style style:name="T59" style:family="text">
      <style:text-properties officeooo:rsid="00532285"/>
    </style:style>
    <style:style style:name="T60" style:family="text">
      <style:text-properties officeooo:rsid="025cfde2"/>
    </style:style>
    <style:style style:name="T61" style:family="text">
      <style:text-properties style:font-name="FreeSans" fo:font-size="15pt" fo:letter-spacing="0.0138in" officeooo:rsid="0284292e" style:font-size-asian="13.1000003814697pt" style:font-size-complex="15pt"/>
    </style:style>
    <style:style style:name="T62" style:family="text">
      <style:text-properties style:font-name="FreeSans" fo:font-size="15pt" fo:letter-spacing="0.0138in" officeooo:rsid="0233d695" style:font-size-asian="13.1000003814697pt" style:font-size-complex="15pt"/>
    </style:style>
    <style:style style:name="T63" style:family="text">
      <style:text-properties style:font-name="FreeSans" fo:font-size="15pt" fo:letter-spacing="0.0138in" officeooo:rsid="02a0bc6c" style:font-size-asian="13.1000003814697pt" style:font-size-complex="15pt"/>
    </style:style>
    <style:style style:name="T64" style:family="text">
      <style:text-properties style:font-name="FreeSans" fo:font-size="12pt" fo:font-weight="normal" officeooo:rsid="0291cadc" style:font-size-asian="12pt" style:font-weight-asian="normal" style:font-size-complex="12pt" style:font-weight-complex="normal"/>
    </style:style>
    <style:style style:name="T65" style:family="text">
      <style:text-properties style:font-name="FreeSans" fo:font-size="12pt" fo:font-weight="normal" officeooo:rsid="02a0bc6c" style:font-size-asian="12pt" style:font-weight-asian="normal" style:font-size-complex="12pt" style:font-weight-complex="normal"/>
    </style:style>
    <style:style style:name="T66" style:family="text">
      <style:text-properties officeooo:rsid="029c276b"/>
    </style:style>
    <style:style style:name="T67" style:family="text">
      <style:text-properties officeooo:rsid="0291cadc"/>
    </style:style>
    <style:style style:name="T68"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72"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2"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8">Plan de iteración</text:p>
      <text:p text:style-name="P50"><text:span text:style-name="T52">Fase de </text:span><text:span text:style-name="T53">transición</text:span><text:span text:style-name="T52">:</text:span><text:span text:style-name="T54"> ITERACIÓN N.º </text:span><text:span text:style-name="T55">3</text:span></text:p>
      <text:p text:style-name="P49"><draw:frame draw:style-name="fr1" draw:name="Image1" text:anchor-type="as-char" svg:width="5.748in" svg:height="2.5984in" draw:z-index="10"><draw:image xlink:href="Pictures/1000020100000226000000FA48EFF3AC67F122C2.png" xlink:type="simple" xlink:show="embed" xlink:actuate="onLoad" loext:mime-type="image/png"/></draw:frame></text:p>
      <text:p text:style-name="P47"><text:span text:style-name="T4">Proyecto </text:span><text:span text:style-name="T6">Colibrí</text:span></text:p>
      <text:p text:style-name="P28"/>
      <text:p text:style-name="P31">Asignatura</text:p>
      <text:p text:style-name="P28">Laboratorio de desarrollo de software</text:p>
      <text:p text:style-name="P28"/>
      <text:p text:style-name="P31">Autor</text:p>
      <text:p text:style-name="P30">Ariel Machini</text:p>
      <text:p text:style-name="P28"/>
      <text:p text:style-name="P31">Fecha de redacción</text:p>
      <text:p text:style-name="P51"><text:span text:style-name="T63">28</text:span><text:span text:style-name="T61">/</text:span><text:span text:style-name="T62">0</text:span><text:span text:style-name="T61">7</text:span><text:span text:style-name="T62">/2020</text:span></text:p>
      <text:p text:style-name="P53"><draw:custom-shape text:anchor-type="paragraph" draw:z-index="1" draw:name="Shape1" draw:style-name="gr3" draw:text-style-name="P75"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4" svg:width="2.5594in" svg:height="7.2835in" svg:x="0.1965in" svg:y="0.2953in"><draw:text-box><text:p text:style-name="P73"><text:span text:style-name="T68">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4"><text:span text:style-name="T50">Plan de </text:span><text:span text:style-name="T51">i</text:span><text:span text:style-name="T50">teración</text:span></text:p>
      <text:p text:style-name="P29"/>
      <text:p text:style-name="P36">Resumen</text:p>
      <text:p text:style-name="P59">El presente plan de iteración se divide en tres partes: en la primera parte del mismo se hace una introducción al documento, especificando su alcance y su propósito.</text:p>
      <text:p text:style-name="P5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8"/>
      <text:p text:style-name="P42">Alcance</text:p>
      <text:p text:style-name="P46">En esta <text:span text:style-name="T57">iteración</text:span> se <text:span text:style-name="T58">generarán</text:span> los <text:span text:style-name="T59">siguientes entregables</text:span>:</text:p>
      <text:list xml:id="list582057258" text:style-name="L1">
        <text:list-item>
          <text:p text:style-name="P66"><text:span text:style-name="T11">M</text:span><text:span text:style-name="T12">emoria del proyecto.</text:span></text:p>
        </text:list-item>
      </text:list>
      <text:p text:style-name="P43"/>
      <text:p text:style-name="P34">Propósito</text:p>
      <text:p text:style-name="P33">Mediante este documento se buscan especificar las actividades que se van a desarrollar durante la iteración en curso.</text:p>
      <text:p text:style-name="P33">Este documento será utilizado por el grupo de desarrollo para guiarse a través de la iteración antes mencionada.</text:p>
      <text:p text:style-name="P41"/>
      <text:p text:style-name="P41">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44">i</text:span>nicio </text:p>
          </table:table-cell>
          <table:table-cell table:style-name="Tabla1.A1" office:value-type="string">
            <text:p text:style-name="P16">Fecha de <text:span text:style-name="T46">finalización</text:span></text:p>
          </table:table-cell>
          <table:table-cell table:style-name="Tabla1.A1" office:value-type="string">
            <text:p text:style-name="P18">Fecha de <text:span text:style-name="T47">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5"><text:span text:style-name="T65">Redactar </text:span><text:span text:style-name="T64">la memoria del proyecto</text:span></text:p>
          </table:table-cell>
          <table:table-cell table:style-name="Tabla1.B3" office:value-type="string">
            <text:p text:style-name="P6"><text:span text:style-name="T40">28</text:span><text:span text:style-name="T41">/07/2020</text:span></text:p>
          </table:table-cell>
          <table:table-cell table:style-name="Tabla1.C3" office:value-type="string">
            <text:p text:style-name="P13">10/08/2020</text:p>
          </table:table-cell>
          <table:table-cell table:style-name="Tabla1.D3" office:value-type="string">
            <text:p text:style-name="P4"><text:span text:style-name="T42">10</text:span><text:span text:style-name="T40">/08</text:span><text:span text:style-name="T38">/20</text:span><text:span text:style-name="T39">20</text:span></text:p>
          </table:table-cell>
          <table:table-cell table:style-name="Tabla1.E3" office:value-type="string">
            <text:p text:style-name="P26">Ariel Machini</text:p>
            <text:p text:style-name="P25">Cinthia Lima</text:p>
          </table:table-cell>
        </table:table-row>
        <table:table-row table:style-name="Tabla1.2">
          <table:table-cell table:style-name="Tabla1.A2" office:value-type="string">
            <text:p text:style-name="P24"><text:span text:style-name="T67">E</text:span>valuación del plan de iteración</text:p>
          </table:table-cell>
          <table:table-cell table:style-name="Tabla1.B3" office:value-type="string">
            <text:p text:style-name="P13">10/08/2020</text:p>
          </table:table-cell>
          <table:table-cell table:style-name="Tabla1.C3" office:value-type="string">
            <text:p text:style-name="P13">10/08/2020</text:p>
          </table:table-cell>
          <table:table-cell table:style-name="Tabla1.D3" office:value-type="string">
            <text:p text:style-name="P4"><text:span text:style-name="T42">10</text:span><text:span text:style-name="T40">/08</text:span><text:span text:style-name="T38">/20</text:span><text:span text:style-name="T39">20</text:span></text:p>
          </table:table-cell>
          <table:table-cell table:style-name="Tabla1.E3" office:value-type="string">
            <text:p text:style-name="P26">Ariel Machini</text:p>
          </table:table-cell>
        </table:table-row>
        <table:table-row table:style-name="Tabla1.4">
          <table:table-cell table:style-name="Tabla1.A4" table:number-columns-spanned="5" office:value-type="string">
            <text:p text:style-name="P20">Observaciones</text:p>
          </table:table-cell>
          <table:covered-table-cell/>
          <table:covered-table-cell/>
          <table:covered-table-cell/>
          <table:covered-table-cell/>
        </table:table-row>
        <table:table-row table:style-name="Tabla1.5">
          <table:table-cell table:style-name="Tabla1.A5" table:number-columns-spanned="5" office:value-type="string">
            <text:p text:style-name="P21"><text:span text:style-name="T48">1</text:span><text:span text:style-name="T22"> </text:span><text:span text:style-name="T35">El símbolo ‘</text:span><text:span text:style-name="T24">🗎</text:span><text:span text:style-name="T35">’</text:span><text:span text:style-name="T30"> en la columna “Fecha de inicio”</text:span><text:span text:style-name="T24"> significa</text:span><text:span text:style-name="T25">n</text:span><text:span text:style-name="T24"> que el documento o módulo </text:span><text:span text:style-name="T26">al que se hace referencia en nombre de la tarea</text:span><text:span text:style-name="T24"> no fue creado en esta iteración </text:span><text:span text:style-name="T27">y solo esta siendo modificado o actualizado</text:span><text:span text:style-name="T24">.</text:span></text:p>
            <text:p text:style-name="P22"><text:span text:style-name="T48">2</text:span><text:span text:style-name="T24"> </text:span><text:span text:style-name="T23">El </text:span><text:span text:style-name="T29">símbolo</text:span><text:span text:style-name="T23"> ‘</text:span><text:span text:style-name="T36">⏳</text:span><text:span text:style-name="T23">’ en la columna “Fecha de finalización” significa que la tarea especificad</text:span><text:span text:style-name="T28">a</text:span><text:span text:style-name="T23"> no fue </text:span><text:soft-page-break/><text:span text:style-name="T23">finalizada </text:span><text:span text:style-name="T33">por falta de tiempo</text:span><text:span text:style-name="T23">.</text:span></text:p>
            <text:p text:style-name="P23"><text:span text:style-name="T49">3</text:span><text:span text:style-name="T34"> </text:span><text:span text:style-name="T23">El </text:span><text:span text:style-name="T29">símbolo</text:span><text:span text:style-name="T23"> ‘</text:span><text:span text:style-name="T37">⭲</text:span><text:span text:style-name="T23">’ en la columna “Fecha de </text:span><text:span text:style-name="T28">inicio</text:span><text:span text:style-name="T23">” significa que la tarea especificad</text:span><text:span text:style-name="T28">a</text:span><text:span text:style-name="T23"> </text:span><text:span text:style-name="T31">no puedo se</text:span><text:span text:style-name="T32">r iniciada</text:span><text:span text:style-name="T23">.</text:span></text:p>
          </table:table-cell>
          <table:covered-table-cell/>
          <table:covered-table-cell/>
          <table:covered-table-cell/>
          <table:covered-table-cell/>
        </table:table-row>
      </table:table>
      <text:p text:style-name="P32"/>
      <text:p text:style-name="P35">Re<text:span text:style-name="T7">cursos</text:span></text:p>
      <text:p text:style-name="P60">Humanos:</text:p>
      <text:list xml:id="list2124688868" text:style-name="L2">
        <text:list-item>
          <text:p text:style-name="P64"><text:span text:style-name="T45">Dos</text:span> analistas:</text:p>
          <text:list>
            <text:list-item>
              <text:p text:style-name="P65">Lima, Cinthia.</text:p>
            </text:list-item>
            <text:list-item>
              <text:p text:style-name="P65">Machini, Ariel.</text:p>
            </text:list-item>
          </text:list>
        </text:list-item>
      </text:list>
      <text:p text:style-name="P56"/>
      <text:p text:style-name="P60">Ha<text:span text:style-name="T8">r</text:span>dware:</text:p>
      <text:list xml:id="list2770199655" text:style-name="L3">
        <text:list-item>
          <text:p text:style-name="P69">Notebook Lenovo Legion Y720.</text:p>
        </text:list-item>
        <text:list-item>
          <text:p text:style-name="P69">Notebook Banghó MAX G01.</text:p>
        </text:list-item>
      </text:list>
      <text:p text:style-name="P12"/>
      <text:p text:style-name="P11"><text:span text:style-name="T10">M</text:span><text:span text:style-name="T9">isceláneo:</text:span></text:p>
      <text:list xml:id="list5574815" text:style-name="L4">
        <text:list-item>
          <text:p text:style-name="P70"><text:span text:style-name="T44">Acceso a </text:span>Internet.</text:p>
        </text:list-item>
        <text:list-item>
          <text:p text:style-name="P71">Repositorio <text:span text:style-name="T44">(</text:span>en GitHub<text:span text:style-name="T44">)</text:span>.</text:p>
        </text:list-item>
      </text:list>
      <text:p text:style-name="P57"/>
      <text:p text:style-name="P40">Objetivos alcanzados</text:p>
      <text:list xml:id="list168995309" text:style-name="L5">
        <text:list-item>
          <text:p text:style-name="P67">Redactar la memoria del proyecto.</text:p>
        </text:list-item>
        <text:list-item>
          <text:p text:style-name="P68">Evaluar el plan de iteración</text:p>
        </text:list-item>
      </text:list>
      <text:p text:style-name="P44"/>
      <text:p text:style-name="P38">Conclusión</text:p>
      <text:p text:style-name="P52"><text:span text:style-name="T13">Tras haber concluido con esta iteración, la primera versión completa de la memoria del proyecto Colibrí queda terminada. Probablemente queden cambios pequeños por realizar, pero podemos afirmar que lo más difícil de esta etapa </text:span><text:span text:style-name="T14">ya está completado.</text:span></text:p>
      <text:p text:style-name="P45"/>
      <text:p text:style-name="P37">Estado del repositorio</text:p>
      <text:p text:style-name="P63"><text:span text:style-name="T15">Versión </text:span><text:span text:style-name="T21">inicial</text:span><text:span text:style-name="T15"> – </text:span><text:span text:style-name="T21">final</text:span><text:span text:style-name="T15">:</text:span><text:span text:style-name="T16"> </text:span><text:span text:style-name="T17">3</text:span><text:span text:style-name="T18">4</text:span><text:span text:style-name="T19">5</text:span><text:span text:style-name="T16"> – </text:span><text:span text:style-name="T20">363</text:span></text:p>
      <text:p text:style-name="P61"/>
      <text:p text:style-name="P39"><text:soft-page-break/></text:p>
      <text:p text:style-name="P55">Estado del repositorio <text:span text:style-name="T56">(aplicación móvil)</text:span></text:p>
      <text:p text:style-name="P62"><text:span text:style-name="T5">Versión </text:span><text:span text:style-name="T43">inicial</text:span><text:span text:style-name="T5"> – </text:span><text:span text:style-name="T43">final</text:span><text:span text:style-name="T5">:</text:span> <text:span text:style-name="T60">27</text:span> – <text:span text:style-name="T66">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5"><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11T22:23:50.169884657</dc:date>
    <meta:editing-duration>P2DT5H9M12S</meta:editing-duration>
    <meta:editing-cycles>528</meta:editing-cycles>
    <meta:generator>LibreOffice/6.4.4.2$Linux_X86_64 LibreOffice_project/40$Build-2</meta:generator>
    <dc:title>Plan de Iteración</dc:title>
    <dc:subject>Horizon</dc:subject>
    <dc:creator>Ariel Machini</dc:creator>
    <meta:document-statistic meta:table-count="3" meta:image-count="3" meta:object-count="0" meta:page-count="6" meta:paragraph-count="72" meta:word-count="409" meta:character-count="2545" meta:non-whitespace-character-count="2207"/>
  </office:meta>
</office:document-meta>
</file>